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Carlito" svg:font-family="Carlito"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Carlito" officeooo:rsid="00080fad" officeooo:paragraph-rsid="00080fad"/>
    </style:style>
    <style:style style:name="P2" style:family="paragraph" style:parent-style-name="Standard">
      <style:paragraph-properties fo:text-align="center" style:justify-single-word="false"/>
      <style:text-properties style:font-name="Carlito" fo:font-size="18pt" officeooo:rsid="00080fad" officeooo:paragraph-rsid="00080fad" style:font-size-asian="18pt" style:font-size-complex="18pt"/>
    </style:style>
    <style:style style:name="P3" style:family="paragraph" style:parent-style-name="Standard">
      <style:paragraph-properties fo:text-align="justify" style:justify-single-word="false"/>
      <style:text-properties style:font-name="Carlito" officeooo:rsid="00095573" officeooo:paragraph-rsid="00095573"/>
    </style:style>
    <style:style style:name="P4" style:family="paragraph" style:parent-style-name="Standard">
      <style:paragraph-properties fo:text-align="justify" style:justify-single-word="false"/>
      <style:text-properties style:font-name="Carlito" officeooo:rsid="000a82ba" officeooo:paragraph-rsid="000a82ba"/>
    </style:style>
    <style:style style:name="P5" style:family="paragraph" style:parent-style-name="Standard">
      <style:text-properties style:font-name="Carlito" officeooo:rsid="000b9407" officeooo:paragraph-rsid="000b9407"/>
    </style:style>
    <style:style style:name="P6" style:family="paragraph" style:parent-style-name="Standard">
      <style:paragraph-properties fo:text-align="justify" style:justify-single-word="false"/>
      <style:text-properties style:font-name="Carlito" officeooo:rsid="000b9407" officeooo:paragraph-rsid="000b9407"/>
    </style:style>
    <style:style style:name="P7" style:family="paragraph" style:parent-style-name="Standard">
      <style:text-properties style:font-name="Carlito" officeooo:rsid="000d1e31" officeooo:paragraph-rsid="000b9407"/>
    </style:style>
    <style:style style:name="P8" style:family="paragraph" style:parent-style-name="Standard">
      <style:paragraph-properties fo:text-align="justify" style:justify-single-word="false"/>
      <style:text-properties style:font-name="Carlito" officeooo:rsid="000d1e31" officeooo:paragraph-rsid="000d1e31"/>
    </style:style>
    <style:style style:name="P9" style:family="paragraph" style:parent-style-name="Standard">
      <style:paragraph-properties fo:text-align="center" style:justify-single-word="false"/>
      <style:text-properties style:font-name="Carlito" fo:font-size="24pt" officeooo:rsid="00078720" officeooo:paragraph-rsid="00078720" style:font-size-asian="24pt" style:font-size-complex="24pt"/>
    </style:style>
    <style:style style:name="P10" style:family="paragraph" style:parent-style-name="Standard">
      <style:paragraph-properties fo:text-align="center" style:justify-single-word="false"/>
      <style:text-properties style:font-name="Carlito" fo:font-size="24pt" officeooo:rsid="00080fad" officeooo:paragraph-rsid="00078720" style:font-size-asian="24pt" style:font-size-complex="24pt"/>
    </style:style>
    <style:style style:name="P11" style:family="paragraph" style:parent-style-name="Standard">
      <style:paragraph-properties fo:text-align="justify" style:justify-single-word="false"/>
      <style:text-properties style:font-name="Carlito" fo:font-weight="bold" officeooo:rsid="00080fad" officeooo:paragraph-rsid="00080fad" style:font-weight-asian="bold" style:font-weight-complex="bold"/>
    </style:style>
    <style:style style:name="P12" style:family="paragraph" style:parent-style-name="Standard">
      <style:paragraph-properties fo:text-align="justify" style:justify-single-word="false"/>
      <style:text-properties style:font-name="Carlito" fo:font-weight="bold" officeooo:rsid="000d1e31" officeooo:paragraph-rsid="000d1e31" style:font-weight-asian="bold" style:font-weight-complex="bold"/>
    </style:style>
    <style:style style:name="P13" style:family="paragraph" style:parent-style-name="Standard">
      <style:text-properties fo:color="#666666" style:font-name="Carlito" officeooo:rsid="000b9407" officeooo:paragraph-rsid="000b9407"/>
    </style:style>
    <style:style style:name="P14" style:family="paragraph" style:parent-style-name="Preformatted_20_Text">
      <style:paragraph-properties fo:text-align="justify" style:justify-single-word="false"/>
      <style:text-properties fo:color="#666666" style:font-name="DejaVu Sans Mono" fo:font-size="9pt" officeooo:rsid="00095573" officeooo:paragraph-rsid="00095573"/>
    </style:style>
    <style:style style:name="P15" style:family="paragraph" style:parent-style-name="Standard">
      <style:paragraph-properties fo:text-align="center" style:justify-single-word="false"/>
      <style:text-properties style:font-name="Carlito" fo:font-size="24pt" fo:font-weight="bold" officeooo:rsid="00080fad" officeooo:paragraph-rsid="00078720"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Carlito" fo:font-size="24pt" fo:font-weight="bold" officeooo:rsid="00078720" officeooo:paragraph-rsid="00078720"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font-name="Carlito" fo:font-size="24pt" officeooo:rsid="00078720" officeooo:paragraph-rsid="00078720" style:font-size-asian="24pt" style:font-size-complex="24pt"/>
    </style:style>
    <style:style style:name="P18" style:family="paragraph" style:parent-style-name="Standard">
      <style:paragraph-properties fo:text-align="end" style:justify-single-word="false"/>
      <style:text-properties style:font-name="Carlito" fo:font-size="13pt" officeooo:rsid="00080fad" officeooo:paragraph-rsid="00080fad" style:font-size-asian="13pt" style:font-size-complex="13pt"/>
    </style:style>
    <style:style style:name="P19" style:family="paragraph" style:parent-style-name="Standard">
      <style:paragraph-properties fo:text-align="justify" style:justify-single-word="false"/>
      <style:text-properties style:font-name="Carlito" officeooo:rsid="00080fad" officeooo:paragraph-rsid="00080fad"/>
    </style:style>
    <style:style style:name="P20" style:family="paragraph" style:parent-style-name="Standard">
      <style:paragraph-properties fo:text-align="justify" style:justify-single-word="false"/>
      <style:text-properties style:font-name="Carlito" officeooo:rsid="000d1e31" officeooo:paragraph-rsid="000d1e31"/>
    </style:style>
    <style:style style:name="T1" style:family="text">
      <style:text-properties officeooo:rsid="00080fad"/>
    </style:style>
    <style:style style:name="T2" style:family="text">
      <style:text-properties fo:font-style="italic"/>
    </style:style>
    <style:style style:name="T3" style:family="text">
      <style:text-properties officeooo:rsid="000a82ba"/>
    </style:style>
    <style:style style:name="T4" style:family="text">
      <style:text-properties officeooo:rsid="000d1e31"/>
    </style:style>
    <style:style style:name="T5" style:family="text">
      <style:text-properties style:font-name="DejaVu Sans Mono1" fo:font-size="9pt" fo:font-style="normal" fo:font-weight="normal" style:font-size-asian="9pt" style:font-style-asian="normal" style:font-weight-asian="normal"/>
    </style:style>
    <style:style style:name="T6" style:family="text">
      <style:text-properties style:font-name="DejaVu Sans Mono1" fo:font-size="9pt" fo:font-style="italic" fo:font-weight="normal" style:font-size-asian="9pt" style:font-style-asian="italic" style:font-weight-asian="normal"/>
    </style:style>
    <style:style style:name="T7" style:family="text">
      <style:text-properties officeooo:rsid="000dfd50"/>
    </style:style>
    <style:style style:name="T8" style:family="text">
      <style:text-properties officeooo:rsid="000ea9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16"/>
      <text:p text:style-name="P16"/>
      <text:p text:style-name="P16"/>
      <text:p text:style-name="P16">Java <text:span text:style-name="T1">Avancé</text:span></text:p>
      <text:p text:style-name="P15">TP1 - Rappel de notions de programmation objet</text:p>
      <text:p text:style-name="P1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MARTI Emilie – Ingénieur Informatique II Option Logiciel</text:p>
      <text:p text:style-name="P2"/>
      <text:p text:style-name="P2"/>
      <text:p text:style-name="P1"/>
      <text:p text:style-name="P11"><text:soft-page-break/>Exercice 1 – Location de voitures</text:p>
      <text:p text:style-name="P1"/>
      <text:p text:style-name="P3">1. Pour emp<text:span text:style-name="T4">ê</text:span>cher à l’utilisateur de rentrer un nom null, on utilise la méthode requireNonNull comme suit :</text:p>
      <text:p text:style-name="P3"/>
      <text:p text:style-name="P14">this.model = Objects.<text:span text:style-name="T2">requireNonNull</text:span>(model);</text:p>
      <text:p text:style-name="P3"/>
      <text:p text:style-name="P3">3. Les véhicules sont stockés dans une liste de type List <text:span text:style-name="T3">et pour éviter que l’utilisateur puisse mettre des objets nuls dedans on utilise la méthode Objects.requireNonNull() dans la méthode add().</text:span></text:p>
      <text:p text:style-name="P3"/>
      <text:p text:style-name="P4">4. Pour afficher la liste des voitures, on utilise la classe StringBuilder ; elle va permettre de récupérer la String de tous les véhicules sans créer un objet à chaque <text:span text:style-name="T7">ajout</text:span> d’une String.</text:p>
      <text:p text:style-name="P4"/>
      <text:p text:style-name="P4">J’utilise un Iterator pour parcourir ma liste et pour tester s’il y a un élément ensuite ou pas et rajouter ou pas un retour à la ligne en fonction.</text:p>
      <text:p text:style-name="P4"/>
      <text:p text:style-name="P4">5. Si le véhicule n’a pas été rajouté et qu’on essaie de l’enlever, il faut lever une exception de type IllegalStateException, parce que l’état de la liste ne permet pas la fonction de remove() de se dérouler correctement.</text:p>
      <text:p text:style-name="P4"/>
      <text:p text:style-name="P4">On fait un Objects.requireNonNull au début de la fonction pour s’assurer qu’on essaie pas d’enlever un <text:s/>objet vide de la liste.</text:p>
      <text:p text:style-name="P4"/>
      <text:p text:style-name="P4">6. L’interface Stream transforme une collection en un flux sur lequel on peut réaliser des opérations et le retransformer en objet de collection selon nos besoins.</text:p>
      <text:p text:style-name="P4"/>
      <text:p text:style-name="P4">- Filter va retourner une stream avec les éléments qui respectent les conditions du prédicat passé en paramètre.</text:p>
      <text:p text:style-name="P4"/>
      <text:p text:style-name="P4">- Map va retourner une stream avec ses éléments transformés par la fonction passé en paramètre.</text:p>
      <text:p text:style-name="P4"/>
      <text:p text:style-name="P4">- Collect va transformer la stream en un objet de type Collection de notre choix.</text:p>
      <text:p text:style-name="P4"/>
      <text:p text:style-name="P6">Collectors.joining() permet de concaténer une array de String avec un caractère entre chaque String.</text:p>
      <text:p text:style-name="P4"/>
      <text:p text:style-name="P6">7. On utilise une stream pour filtrer les véhicules qui ont l’année qu’on a choisie. S’il n’y a pas de voitures de cette année, on renvoie tout simplement une liste vide.</text:p>
      <text:p text:style-name="P6"/>
      <text:p text:style-name="P6">8. Pour ce faire, j’ai créé une interface IVehicle qui contient deux méthodes (qui vont devoir être implémentées à posteriori par les classes qui vont l’implémenter). J’ai créé ensuite une classe abstraite, qui ne va pas être instanciée elle-même mais va implémenter les méthodes communes et le champs comun des classes Car et Camel (voire SpaceShuttle).</text:p>
      <text:p text:style-name="P6"/>
      <text:p text:style-name="P6">9. On met le champs dans la classe abstraite Vehicule.</text:p>
      <text:p text:style-name="P6"/>
      <text:p text:style-name="P6"><text:soft-page-break/>10. Oui, c’est nécessaire parce que l’interface ne peut implémenter du code (seulement déclarer les méthodes), donc il faut l’interface pour coder les méthodes communes.</text:p>
      <text:p text:style-name="P6"/>
      <text:p text:style-name="P6">11. Pour ce faire, chaque classe va implémenter sa propre méthode de calcul de coût de l’assurance et dans CarRental on va faire appel à ces méthodes pour faire le calcul du total.</text:p>
      <text:p text:style-name="P6"/>
      <text:p text:style-name="P6">Si le chameau ou la voiture sont plus jeunes que l’année demandée, on lance une IllegalArgumentException.</text:p>
      <text:p text:style-name="P6"/>
      <text:p text:style-name="P6">12. <text:span text:style-name="T4">Pour ce faire, on va utiliser la classe Stream pour filtrer les éléments qui sont des voitures puis ceux qui ont le modèle demandé. On va en tirer une liste de laquelle on récupère le premier élément (ou null si elle est vide) et on va le renvoyer sous la forme d’un objet Optional.</text:span></text:p>
      <text:p text:style-name="P5"/>
      <text:p text:style-name="P13"><text:span text:style-name="T5">public Optional&lt;Car&gt; findACarByModel(String model)</text:span><text:line-break/><text:span text:style-name="T5">{</text:span><text:line-break/><text:span text:style-name="T5"><text:tab/>Objects.</text:span><text:span text:style-name="T6">requireNonNull</text:span><text:span text:style-name="T5">(model);</text:span><text:line-break/><text:line-break/><text:span text:style-name="T5"><text:tab/>List&lt;IVehicle&gt; myCars = vehicles.stream()</text:span><text:line-break/><text:span text:style-name="T5"><text:tab/><text:tab/><text:tab/>.filter(vehicle -&gt; {</text:span><text:line-break/><text:span text:style-name="T5"><text:tab/><text:tab/><text:tab/><text:tab/>if (vehicle instanceof Car)</text:span><text:line-break/><text:span text:style-name="T5"><text:tab/><text:tab/><text:tab/><text:tab/>{</text:span><text:line-break/><text:span text:style-name="T5"><text:tab/><text:tab/><text:tab/><text:tab/><text:tab/>return ((Car) vehicle).getModel().equals(model);</text:span><text:line-break/><text:span text:style-name="T5"><text:tab/><text:tab/><text:tab/><text:tab/>}</text:span><text:line-break/><text:span text:style-name="T5"><text:tab/><text:tab/><text:tab/><text:tab/>return false;</text:span><text:line-break/><text:span text:style-name="T5"><text:tab/><text:tab/><text:tab/>})</text:span><text:line-break/><text:span text:style-name="T5"><text:tab/><text:tab/><text:tab/>.collect(Collectors.</text:span><text:span text:style-name="T6">toList</text:span><text:span text:style-name="T5">());</text:span><text:line-break/><text:line-break/><text:span text:style-name="T5"><text:tab/>if(myCars.isEmpty())</text:span><text:line-break/><text:span text:style-name="T5"><text:tab/>{</text:span><text:line-break/><text:span text:style-name="T5"><text:tab/><text:tab/>return Optional.</text:span><text:span text:style-name="T6">empty</text:span><text:span text:style-name="T5">();</text:span><text:line-break/><text:span text:style-name="T5"><text:tab/>}</text:span><text:line-break/><text:span text:style-name="T5"><text:tab/>else</text:span><text:line-break/><text:span text:style-name="T5"><text:tab/>{</text:span><text:line-break/><text:span text:style-name="T5"><text:tab/><text:tab/>return Optional.</text:span><text:span text:style-name="T6">of</text:span><text:span text:style-name="T5">((Car)myCars.get(0));</text:span><text:line-break/><text:span text:style-name="T5"><text:tab/>}</text:span><text:line-break/><text:span text:style-name="T5">}</text:span></text:p>
      <text:p text:style-name="P7"/>
      <text:p text:style-name="P12">Conclusion</text:p>
      <text:p text:style-name="P8"/>
      <text:p text:style-name="P8">On a revu les notions de Stream, listes <text:span text:style-name="T7">et autres</text:span> et on a, pour la première fois, utilisé l’API de JUnit, avec des tests donnés dans la consigne pour tester efficacement notre code. <text:span text:style-name="T7">Le résultat est donné sous forme d’une liste avec tous les tests, indiquant si on a eu les résultats attendus ou pas.</text:span></text:p>
      <text:p text:style-name="P8"/>
      <text:p text:style-name="P8">Ce qui a pris les plus de temps ont été de faire les mises à jours nécessaires pour avoir la dernière version du Java (13) et les bonnes configurations de l’IDE (IDEA IntelliJ dans mon cas) afin qu’il récupère les librairies de JUnit 5 correctement. Après le cours de Java Inside, on a test<text:span text:style-name="T8">é</text:span> l’outil Maven pour traiter les dépendances et aller chercher les librairies correspondantes de l’API JUnit 5.2. <text:span text:style-name="T8">J’ai décidé de l’utiliser pour ce TP.</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Mono" svg:font-family="'Liberation Mono'" style:font-family-generic="modern" style:font-pitch="fixed"/>
    <style:font-face style:name="Nimbus Mono L" svg:font-family="'Nimbus Mono L'" style:font-family-generic="modern" style:font-pitch="fixed"/>
    <style:font-face style:name="Carlito" svg:font-family="Carlito"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5:45:05.855712565</meta:creation-date>
    <dc:date>2019-09-26T21:40:58.312352434</dc:date>
    <meta:editing-duration>PT14M43S</meta:editing-duration>
    <meta:editing-cycles>3</meta:editing-cycles>
    <meta:generator>LibreOffice/5.2.7.2$Linux_X86_64 LibreOffice_project/20m0$Build-2</meta:generator>
    <meta:document-statistic meta:table-count="0" meta:image-count="0" meta:object-count="0" meta:page-count="3" meta:paragraph-count="27" meta:word-count="680" meta:character-count="4216" meta:non-whitespace-character-count="3516"/>
  </office:meta>
</office:document-meta>
</file>